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Miriam Mono CLM" svg:font-family="'Miriam Mono CL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ffdbb6" fo:min-height="1.186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0c2cd" fo:min-height="1.774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heads_20_19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Arrowheads_20_20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2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14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77bc65" draw:marker-start-width="0.279cm" draw:marker-end-width="0.279cm" draw:fill="solid" draw:fill-color="#dde8cb" draw:opacity="100%" fo:min-height="1.177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ff6d6d" draw:marker-start-width="0.279cm" draw:marker-end-width="0.279cm" draw:fill="solid" draw:fill-color="#ffd7d7" fo:min-height="1.22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solid" draw:fill-color="#dee6ef" fo:min-height="1.177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81cm" svg:stroke-color="#5983b0" draw:marker-start-width="0.321cm" draw:marker-end-width="0.321cm" draw:fill-color="#dee6ef" draw:opacity="0%" draw:textarea-horizontal-align="justify" draw:textarea-vertical-align="middle" draw:auto-grow-height="false" fo:min-height="3.328cm" fo:min-width="5.465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solid" draw:fill-color="#e0c2cd" fo:min-height="1.186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81cm" svg:stroke-color="#a1467e" draw:marker-start-width="0.321cm" draw:marker-end-width="0.321cm" draw:fill-color="#dee6ef" draw:opacity="0%" draw:textarea-horizontal-align="justify" draw:textarea-vertical-align="middle" draw:auto-grow-height="false" fo:min-height="8.916cm" fo:min-width="7.7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solid" draw:fill-color="#fff5ce" fo:min-height="1.186cm"/>
      <style:paragraph-properties style:writing-mode="lr-tb"/>
    </style:style>
    <style:style style:name="gr23" style:family="graphic" style:parent-style-name="standard">
      <style:graphic-properties svg:stroke-width="0.081cm" svg:stroke-color="#ffde59" draw:marker-start-width="0.321cm" draw:marker-end-width="0.321cm" draw:fill-color="#dee6ef" draw:opacity="0%" draw:textarea-horizontal-align="justify" draw:textarea-vertical-align="middle" draw:auto-grow-height="false" fo:min-height="5.156cm" fo:min-width="9.529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000000" draw:marker-start-width="0.279cm" draw:marker-end="Arrowheads_20_17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77bc65" draw:marker-start-width="0.279cm" draw:marker-end-width="0.279cm" draw:fill="solid" draw:fill-color="#dde8cb" fo:min-height="0.71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solid" svg:stroke-width="0.053cm" svg:stroke-color="#729fcf" draw:marker-start-width="0.279cm" draw:marker-end-width="0.279cm" draw:fill="solid" draw:fill-color="#dee6ef" fo:min-height="1.423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a1467e" draw:marker-start-width="0.279cm" draw:marker-end-width="0.279cm" draw:fill="solid" draw:fill-color="#e0c2cd" fo:min-height="0.71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solid" svg:stroke-width="0.053cm" svg:stroke-color="#ff972f" draw:marker-start-width="0.279cm" draw:marker-end-width="0.279cm" draw:fill="solid" draw:fill-color="#ffdbb6" fo:min-height="0.71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ffde59" draw:marker-start-width="0.279cm" draw:marker-end-width="0.279cm" draw:fill="solid" draw:fill-color="#fff5ce" fo:min-height="1.423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ff6d6d" draw:marker-start-width="0.279cm" draw:marker-end-width="0.279cm" draw:fill="solid" draw:fill-color="#ffd7d7" fo:min-height="1.423cm" fo:padding-top="0.151cm" fo:padding-bottom="0.151cm" fo:padding-left="0.276cm" fo:padding-right="0.276cm"/>
      <style:paragraph-properties style:writing-mode="lr-tb"/>
    </style:style>
    <style:style style:name="gr32" style:family="graphic" style:parent-style-name="objectwithoutfill">
      <style:graphic-properties svg:stroke-width="0.053cm" svg:stroke-color="#000000" draw:marker-start-width="0.279cm" draw:marker-end="Arrowheads_20_23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width="0.081cm" svg:stroke-color="#ff972f" draw:marker-start-width="0.321cm" draw:marker-end-width="0.321cm" draw:fill-color="#dee6ef" draw:opacity="0%" draw:textarea-horizontal-align="justify" draw:textarea-vertical-align="middle" draw:auto-grow-height="false" fo:min-height="3.328cm" fo:min-width="7.04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bb6"/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="solid" draw:fill-color="#e0c2cd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solid" draw:fill-color="#dde8cb" draw:opacity="100%"/>
      <style:paragraph-properties fo:margin-top="0cm" fo:margin-bottom="0cm"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 draw:fill-color="#ffd7d7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15pt" style:font-size-asian="15pt" style:font-size-complex="15pt"/>
    </style:style>
    <style:style style:name="P9" style:family="paragraph">
      <loext:graphic-properties draw:fill-color="#dee6ef" draw:opacity="0%"/>
      <style:paragraph-properties fo:text-align="center"/>
    </style:style>
    <style:style style:name="P10" style:family="paragraph">
      <loext:graphic-properties draw:fill="solid" draw:fill-color="#fff5ce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solid" draw:fill-color="#dde8cb"/>
      <style:paragraph-properties fo:text-align="center" style:writing-mode="lr-tb"/>
    </style:style>
    <style:style style:name="P12" style:family="paragraph">
      <loext:graphic-properties draw:fill="solid" draw:fill-color="#dee6ef"/>
      <style:paragraph-properties fo:text-align="center" style:writing-mode="lr-tb"/>
    </style:style>
    <style:style style:name="P13" style:family="paragraph">
      <loext:graphic-properties draw:fill="solid" draw:fill-color="#e0c2cd"/>
      <style:paragraph-properties fo:text-align="center" style:writing-mode="lr-tb"/>
    </style:style>
    <style:style style:name="P14" style:family="paragraph">
      <loext:graphic-properties draw:fill="solid" draw:fill-color="#ffdbb6"/>
      <style:paragraph-properties fo:text-align="center" style:writing-mode="lr-tb"/>
    </style:style>
    <style:style style:name="P15" style:family="paragraph">
      <loext:graphic-properties draw:fill="solid" draw:fill-color="#fff5ce"/>
      <style:paragraph-properties fo:text-align="center" style:writing-mode="lr-tb"/>
    </style:style>
    <style:style style:name="P16" style:family="paragraph">
      <loext:graphic-properties draw:fill="solid" draw:fill-color="#ffd7d7"/>
      <style:paragraph-properties fo:text-align="center" style:writing-mode="lr-tb"/>
    </style:style>
    <style:style style:name="P17" style:family="paragraph">
      <loext:graphic-properties draw:fill-color="#dee6ef" draw:opacity="0%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font-name="Miriam Mono CLM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11cm" svg:x1="31.776cm" svg:y1="10.195cm" svg:x2="32.819cm" svg:y2="11.099cm" draw:start-shape="id1" draw:end-shape="id2" svg:d="M31776 10195h533v904h510" svg:viewBox="0 0 1044 905">
          <text:p/>
        </draw:connector>
        <draw:frame draw:style-name="gr2" draw:text-style-name="P3" xml:id="id6" draw:id="id6" draw:layer="layout" svg:width="7.62cm" svg:height="1.436cm" svg:x="24.13cm" svg:y="7.251cm">
          <draw:text-box>
            <text:p text:style-name="P2"><text:span text:style-name="T1">Register full scans</text:span></text:p>
            <text:p text:style-name="P2"><text:span text:style-name="T2">comparison_fullScan()</text:span></text:p>
          </draw:text-box>
        </draw:frame>
        <draw:frame draw:style-name="gr3" draw:text-style-name="P4" xml:id="id7" draw:id="id7" draw:layer="layout" svg:width="8.331cm" svg:height="2.024cm" svg:x="14.731cm" svg:y="11.695cm">
          <draw:text-box>
            <text:p text:style-name="P2"><text:span text:style-name="T1">Morphologically erode scan edges</text:span></text:p>
            <text:p text:style-name="P2"><text:span text:style-name="T2">preProcess_erode()</text:span></text:p>
          </draw:text-box>
        </draw:frame>
        <draw:frame draw:style-name="gr2" draw:text-style-name="P3" xml:id="id1" draw:id="id1" draw:layer="layout" svg:width="7.671cm" svg:height="1.436cm" svg:x="24.105cm" svg:y="9.477cm">
          <draw:text-box>
            <text:p text:style-name="P2"><text:span text:style-name="T1">Register individual cells <text:s/></text:span><text:span text:style-name="T2">comparison_cellBased()</text:span></text:p>
          </draw:text-box>
        </draw:frame>
        <draw:connector draw:style-name="gr4" draw:text-style-name="P1" draw:layer="layout" draw:line-skew="-0.109cm 1.452cm 11cm" svg:x1="42.928cm" svg:y1="7.068cm" svg:x2="43.941cm" svg:y2="9.095cm" draw:start-shape="id3" draw:start-glue-point="1" draw:end-shape="id4" draw:end-glue-point="3" svg:d="M42928 7068h391v234 1793h622" svg:viewBox="0 0 1014 2028">
          <text:p/>
        </draw:connector>
        <draw:connector draw:style-name="gr5" draw:text-style-name="P1" draw:layer="layout" draw:type="line" svg:x1="42.928cm" svg:y1="9.084cm" svg:x2="43.941cm" svg:y2="9.095cm" draw:start-shape="id5" draw:end-shape="id4" draw:end-glue-point="3" svg:d="M42928 9084l1013 11" svg:viewBox="0 0 1014 12">
          <text:p/>
        </draw:connector>
        <draw:connector draw:style-name="gr6" draw:text-style-name="P1" draw:layer="layout" draw:line-skew="-0.109cm -1.522cm 11cm" svg:x1="42.928cm" svg:y1="11.099cm" svg:x2="43.941cm" svg:y2="9.095cm" draw:start-shape="id2" draw:start-glue-point="1" draw:end-shape="id4" draw:end-glue-point="3" svg:d="M42928 11099h391v-304-1700h622" svg:viewBox="0 0 1014 2005">
          <text:p/>
        </draw:connector>
        <draw:connector draw:style-name="gr7" draw:text-style-name="P1" draw:layer="layout" draw:line-skew="-0.293cm" svg:x1="31.75cm" svg:y1="7.969cm" svg:x2="32.819cm" svg:y2="7.068cm" draw:start-shape="id6" draw:end-shape="id3" svg:d="M31750 7969h242v-901h827" svg:viewBox="0 0 1070 902">
          <text:p/>
        </draw:connector>
        <draw:connector draw:style-name="gr8" draw:text-style-name="P1" draw:layer="layout" draw:line-skew="-0.293cm" svg:x1="31.75cm" svg:y1="7.969cm" svg:x2="32.819cm" svg:y2="9.084cm" draw:start-shape="id6" draw:end-shape="id5" svg:d="M31750 7969h242v1115h827" svg:viewBox="0 0 1070 1116">
          <text:p/>
        </draw:connector>
        <draw:connector draw:style-name="gr9" draw:text-style-name="P1" draw:layer="layout" svg:x1="23.062cm" svg:y1="12.707cm" svg:x2="27.94cm" svg:y2="7.251cm" draw:start-shape="id7" draw:start-glue-point="1" draw:end-shape="id6" draw:end-glue-point="0" svg:d="M23062 12707h534v-5956h4344v500" svg:viewBox="0 0 4879 5957">
          <text:p/>
        </draw:connector>
        <draw:frame draw:style-name="gr10" draw:text-style-name="P6" xml:id="id8" draw:id="id8" draw:layer="layout" svg:width="4.492cm" svg:height="1.479cm" svg:x="2.1cm" svg:y="8.369cm">
          <draw:text-box>
            <text:p text:style-name="P5"><text:span text:style-name="T1">Two fired cartridge cases</text:span></text:p>
          </draw:text-box>
        </draw:frame>
        <draw:frame draw:style-name="gr11" draw:text-style-name="P7" xml:id="id4" draw:id="id4" draw:layer="layout" svg:width="7.859cm" svg:height="1.526cm" svg:x="43.941cm" svg:y="8.332cm">
          <draw:text-box>
            <text:p text:style-name="P2"><text:span text:style-name="T1">Calculate similarity score</text:span></text:p>
            <text:p text:style-name="P2"><text:span text:style-name="T2">aces_similarityScore()</text:span></text:p>
          </draw:text-box>
        </draw:frame>
        <draw:connector draw:style-name="gr12" draw:text-style-name="P1" draw:layer="layout" svg:x1="6.592cm" svg:y1="9.108cm" svg:x2="10.651cm" svg:y2="7.256cm" draw:start-shape="id8" draw:start-glue-point="1" draw:end-shape="id9" draw:end-glue-point="0" svg:d="M6592 9108h535v-2352h3524v500" svg:viewBox="0 0 4060 2353">
          <text:p/>
        </draw:connector>
        <draw:connector draw:style-name="gr13" draw:text-style-name="P1" draw:layer="layout" draw:line-skew="-0.008cm" svg:x1="13.648cm" svg:y1="10.195cm" svg:x2="18.896cm" svg:y2="4.445cm" draw:start-shape="id10" draw:start-glue-point="1" draw:end-shape="id11" draw:end-glue-point="0" svg:d="M13648 10195h546v-6250h4702v500" svg:viewBox="0 0 5249 6251">
          <text:p/>
        </draw:connector>
        <draw:g>
          <draw:frame draw:style-name="gr14" draw:text-style-name="P8" xml:id="id9" draw:id="id9" draw:layer="layout" svg:width="6.032cm" svg:height="1.427cm" svg:x="7.635cm" svg:y="7.256cm">
            <draw:text-box>
              <text:p text:style-name="P2"><text:span text:style-name="T1">Scan to x3p files using TopMatch Scanner</text:span></text:p>
            </draw:text-box>
          </draw:frame>
          <draw:frame draw:style-name="gr14" draw:text-style-name="P8" xml:id="id10" draw:id="id10" draw:layer="layout" svg:width="5.994cm" svg:height="1.427cm" svg:x="7.654cm" svg:y="9.482cm">
            <draw:text-box>
              <text:p text:style-name="P2"><text:span text:style-name="T1">Annotate breech face impression regions</text:span></text:p>
            </draw:text-box>
          </draw:frame>
          <draw:connector draw:style-name="gr15" draw:text-style-name="P1" draw:layer="layout" draw:type="line" svg:x1="10.651cm" svg:y1="8.683cm" svg:x2="10.651cm" svg:y2="9.482cm" draw:start-shape="id9" draw:start-glue-point="2" draw:end-shape="id10" draw:end-glue-point="0" svg:d="M10651 8683v799" svg:viewBox="0 0 1 800">
            <text:p/>
          </draw:connector>
          <draw:custom-shape draw:style-name="gr16" draw:text-style-name="P9" draw:layer="layout" svg:width="6.045cm" svg:height="3.658cm" svg:x="7.642cm" svg:y="7.2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4" xml:id="id11" draw:id="id11" draw:layer="layout" svg:width="8.28cm" svg:height="2.024cm" svg:x="14.756cm" svg:y="4.445cm">
          <draw:text-box>
            <text:p text:style-name="P2"><text:span text:style-name="T1">Isolate annotated elements of surface matrix </text:span></text:p>
            <text:p text:style-name="P2"><text:span text:style-name="T2">x3p_delete()</text:span></text:p>
          </draw:text-box>
        </draw:frame>
        <draw:frame draw:style-name="gr17" draw:text-style-name="P4" xml:id="id12" draw:id="id12" draw:layer="layout" svg:width="8.255cm" svg:height="1.436cm" svg:x="14.769cm" svg:y="7.251cm">
          <draw:text-box>
            <text:p text:style-name="P2"><text:span text:style-name="T1">Remove global trend</text:span></text:p>
            <text:p text:style-name="P2"><text:span text:style-name="T2">preProcess_removeTrend()</text:span></text:p>
          </draw:text-box>
        </draw:frame>
        <draw:frame draw:style-name="gr17" draw:text-style-name="P4" xml:id="id13" draw:id="id13" draw:layer="layout" svg:width="8.255cm" svg:height="1.436cm" svg:x="14.769cm" svg:y="9.477cm">
          <draw:text-box>
            <text:p text:style-name="P2"><text:span text:style-name="T1">Apply Gaussian bandpass filter</text:span></text:p>
            <text:p text:style-name="P2"><text:span text:style-name="T2">preProcess_gaussFilter()</text:span></text:p>
          </draw:text-box>
        </draw:frame>
        <draw:connector draw:style-name="gr18" draw:text-style-name="P1" draw:layer="layout" draw:type="line" svg:x1="18.896cm" svg:y1="6.469cm" svg:x2="18.896cm" svg:y2="7.251cm" draw:start-shape="id11" draw:start-glue-point="2" draw:end-shape="id12" draw:end-glue-point="0" svg:d="M18896 6469v782" svg:viewBox="0 0 1 783">
          <text:p/>
        </draw:connector>
        <draw:connector draw:style-name="gr19" draw:text-style-name="P1" draw:layer="layout" draw:type="line" svg:x1="18.896cm" svg:y1="8.687cm" svg:x2="18.896cm" svg:y2="9.477cm" draw:start-shape="id12" draw:start-glue-point="2" draw:end-shape="id13" draw:end-glue-point="0" svg:d="M18896 8687v790" svg:viewBox="0 0 1 791">
          <text:p/>
        </draw:connector>
        <draw:connector draw:style-name="gr20" draw:text-style-name="P1" draw:layer="layout" draw:type="line" svg:x1="18.896cm" svg:y1="10.913cm" svg:x2="18.896cm" svg:y2="11.695cm" draw:start-shape="id13" draw:start-glue-point="2" draw:end-shape="id7" draw:end-glue-point="0" svg:d="M18896 10913v782" svg:viewBox="0 0 1 783">
          <text:p/>
        </draw:connector>
        <draw:custom-shape draw:style-name="gr21" draw:text-style-name="P9" draw:layer="layout" svg:width="8.28cm" svg:height="9.246cm" svg:x="14.743cm" svg:y="4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2" draw:text-style-name="P10" xml:id="id2" draw:id="id2" draw:layer="layout" svg:width="10.109cm" svg:height="1.436cm" svg:x="32.819cm" svg:y="10.381cm">
            <draw:text-box>
              <text:p text:style-name="P2"><text:span text:style-name="T1">Density features</text:span></text:p>
              <text:p text:style-name="P2"><text:span text:style-name="T2">feature_densityBased_all()</text:span></text:p>
            </draw:text-box>
          </draw:frame>
          <draw:frame draw:style-name="gr22" draw:text-style-name="P10" xml:id="id5" draw:id="id5" draw:layer="layout" svg:width="10.109cm" svg:height="1.436cm" svg:x="32.819cm" svg:y="8.366cm">
            <draw:text-box>
              <text:p text:style-name="P2"><text:span text:style-name="T1">Registration features</text:span></text:p>
              <text:p text:style-name="P2"><text:span text:style-name="T2">feature_registration_all()</text:span></text:p>
            </draw:text-box>
          </draw:frame>
          <draw:frame draw:style-name="gr22" draw:text-style-name="P10" xml:id="id3" draw:id="id3" draw:layer="layout" svg:width="10.109cm" svg:height="1.436cm" svg:x="32.819cm" svg:y="6.35cm">
            <draw:text-box>
              <text:p text:style-name="P2"><text:span text:style-name="T1">Visual diagnostic features</text:span></text:p>
              <text:p text:style-name="P2"><text:span text:style-name="T2">feature_visualDiagnostic_all()</text:span></text:p>
            </draw:text-box>
          </draw:frame>
          <draw:custom-shape draw:style-name="gr23" draw:text-style-name="P9" draw:layer="layout" svg:width="10.109cm" svg:height="5.486cm" svg:x="32.842cm" svg:y="6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4" draw:text-style-name="P1" draw:layer="layout" draw:line-skew="0.012cm" svg:x1="31.776cm" svg:y1="10.195cm" svg:x2="32.819cm" svg:y2="7.068cm" draw:start-shape="id1" draw:end-shape="id3" svg:d="M31776 10195h534v-3127h509" svg:viewBox="0 0 1044 3128">
          <text:p/>
        </draw:connector>
        <draw:connector draw:style-name="gr25" draw:text-style-name="P1" draw:layer="layout" draw:line-skew="0.012cm" svg:x1="31.776cm" svg:y1="10.195cm" svg:x2="32.819cm" svg:y2="9.084cm" draw:start-shape="id1" draw:end-shape="id5" svg:d="M31776 10195h534v-1111h509" svg:viewBox="0 0 1044 1112">
          <text:p/>
        </draw:connector>
        <draw:frame draw:style-name="gr26" draw:text-style-name="P11" draw:layer="layout" svg:width="1.905cm" svg:height="1.014cm" svg:x="3.394cm" svg:y="2.223cm">
          <draw:text-box>
            <text:p text:style-name="P2">Start</text:p>
          </draw:text-box>
        </draw:frame>
        <draw:frame draw:style-name="gr27" draw:text-style-name="P12" draw:layer="layout" svg:width="3.894cm" svg:height="1.725cm" svg:x="8.714cm" svg:y="2.223cm">
          <draw:text-box>
            <text:p text:style-name="P2">Scan Preparation</text:p>
          </draw:text-box>
        </draw:frame>
        <draw:frame draw:style-name="gr28" draw:text-style-name="P13" draw:layer="layout" svg:width="3.861cm" svg:height="1.014cm" svg:x="16.966cm" svg:y="2.223cm">
          <draw:text-box>
            <text:p text:style-name="P2">Preprocess</text:p>
          </draw:text-box>
        </draw:frame>
        <draw:frame draw:style-name="gr29" draw:text-style-name="P14" draw:layer="layout" svg:width="3.931cm" svg:height="1.014cm" svg:x="25.976cm" svg:y="2.223cm">
          <draw:text-box>
            <text:p text:style-name="P2">Registration</text:p>
          </draw:text-box>
        </draw:frame>
        <draw:frame draw:style-name="gr30" draw:text-style-name="P15" draw:layer="layout" svg:width="3.931cm" svg:height="1.725cm" svg:x="35.92cm" svg:y="2.223cm">
          <draw:text-box>
            <text:p text:style-name="P2">Feature Calculation</text:p>
          </draw:text-box>
        </draw:frame>
        <draw:frame draw:style-name="gr31" draw:text-style-name="P16" draw:layer="layout" svg:width="3.422cm" svg:height="1.725cm" svg:x="45.722cm" svg:y="2.223cm">
          <draw:text-box>
            <text:p text:style-name="P2">Similarity Score</text:p>
          </draw:text-box>
        </draw:frame>
        <draw:connector draw:style-name="gr32" draw:text-style-name="P1" draw:layer="layout" draw:type="line" svg:x1="27.94cm" svg:y1="8.687cm" svg:x2="27.94cm" svg:y2="9.477cm" draw:start-shape="id6" draw:start-glue-point="2" draw:end-shape="id1" draw:end-glue-point="0" svg:d="M27940 8687v790" svg:viewBox="0 0 1 791">
          <text:p/>
        </draw:connector>
        <draw:custom-shape draw:style-name="gr33" draw:text-style-name="P17" draw:layer="layout" svg:width="7.62cm" svg:height="3.658cm" svg:x="24.131cm" svg:y="7.26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Miriam Mono CLM" svg:font-family="'Miriam Mono CL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2T10:34:04.325000000</meta:creation-date>
    <dc:date>2023-06-08T12:30:42.510000000</dc:date>
    <meta:editing-duration>PT34M5S</meta:editing-duration>
    <meta:editing-cycles>17</meta:editing-cycles>
    <meta:generator>LibreOffice/7.1.2.2$Windows_X86_64 LibreOffice_project/8a45595d069ef5570103caea1b71cc9d82b2aae4</meta:generator>
    <meta:document-statistic meta:object-count="41"/>
  </office:meta>
</office:document-meta>
</file>